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8e6b" officeooo:paragraph-rsid="001f8e6b"/>
    </style:style>
    <style:style style:name="P2" style:family="paragraph" style:parent-style-name="Standard">
      <style:paragraph-properties fo:text-align="start" style:justify-single-word="false"/>
      <style:text-properties fo:font-weight="bold" officeooo:rsid="00217d1a" officeooo:paragraph-rsid="00217d1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f8e6b" officeooo:paragraph-rsid="001f8e6b"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221887" officeooo:paragraph-rsid="00290944" style:font-weight-asian="bold" style:font-weight-complex="bold"/>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f8e6b" officeooo:paragraph-rsid="001f8e6b" style:font-size-asian="15pt" style:font-weight-asian="bold" style:font-size-complex="15pt" style:font-weight-complex="bold"/>
    </style:style>
    <style:style style:name="P6" style:family="paragraph" style:parent-style-name="Standard">
      <style:text-properties officeooo:rsid="00217d1a" officeooo:paragraph-rsid="00217d1a"/>
    </style:style>
    <style:style style:name="P7" style:family="paragraph" style:parent-style-name="Standard">
      <style:paragraph-properties fo:text-align="start" style:justify-single-word="false"/>
      <style:text-properties officeooo:rsid="00217d1a" officeooo:paragraph-rsid="00217d1a"/>
    </style:style>
    <style:style style:name="P8" style:family="paragraph" style:parent-style-name="Standard">
      <style:paragraph-properties fo:text-align="start" style:justify-single-word="false"/>
      <style:text-properties officeooo:rsid="00217d1a" officeooo:paragraph-rsid="002b90d0"/>
    </style:style>
    <style:style style:name="P9" style:family="paragraph" style:parent-style-name="Standard">
      <style:paragraph-properties fo:text-align="start" style:justify-single-word="false"/>
      <style:text-properties officeooo:rsid="00217d1a" officeooo:paragraph-rsid="002cbc17"/>
    </style:style>
    <style:style style:name="P10" style:family="paragraph" style:parent-style-name="Standard">
      <style:paragraph-properties fo:text-align="start" style:justify-single-word="false"/>
      <style:text-properties officeooo:rsid="002fba12" officeooo:paragraph-rsid="002fba12"/>
    </style:style>
    <style:style style:name="P11" style:family="paragraph" style:parent-style-name="Standard">
      <style:paragraph-properties fo:text-align="start" style:justify-single-word="false"/>
      <style:text-properties fo:font-style="italic" officeooo:rsid="002fba12" officeooo:paragraph-rsid="002fba12" style:font-style-asian="italic" style:font-style-complex="italic"/>
    </style:style>
    <style:style style:name="P12" style:family="paragraph" style:parent-style-name="Standard">
      <style:paragraph-properties fo:text-align="start" style:justify-single-word="false"/>
      <style:text-properties officeooo:rsid="0032ce18" officeooo:paragraph-rsid="0032ce18"/>
    </style:style>
    <style:style style:name="P13" style:family="paragraph" style:parent-style-name="Standard">
      <style:paragraph-properties fo:text-align="start" style:justify-single-word="false"/>
      <style:text-properties officeooo:rsid="002b90d0" officeooo:paragraph-rsid="002b90d0"/>
    </style:style>
    <style:style style:name="P14" style:family="paragraph" style:parent-style-name="Standard">
      <style:paragraph-properties fo:text-align="start" style:justify-single-word="false"/>
      <style:text-properties officeooo:rsid="002b29c5" officeooo:paragraph-rsid="002b90d0"/>
    </style:style>
    <style:style style:name="P15" style:family="paragraph" style:parent-style-name="Standard">
      <style:paragraph-properties fo:text-align="start" style:justify-single-word="false"/>
      <style:text-properties officeooo:rsid="001f8e6b" officeooo:paragraph-rsid="001f8e6b"/>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221887" officeooo:paragraph-rsid="00290944" fo:background-color="#ffff00" style:font-weight-asian="bold" style:font-weight-complex="bold"/>
    </style:style>
    <style:style style:name="P17" style:family="paragraph" style:parent-style-name="Standard">
      <style:paragraph-properties fo:text-align="center" style:justify-single-word="false"/>
      <style:text-properties officeooo:rsid="002fba12" officeooo:paragraph-rsid="002fba12"/>
    </style:style>
    <style:style style:name="P18" style:family="paragraph" style:parent-style-name="Standard">
      <style:paragraph-properties fo:text-align="start" style:justify-single-word="false"/>
      <style:text-properties officeooo:rsid="00217d1a" officeooo:paragraph-rsid="00429ba9"/>
    </style:style>
    <style:style style:name="P19" style:family="paragraph" style:parent-style-name="Standard">
      <style:paragraph-properties fo:text-align="start" style:justify-single-word="false"/>
      <style:text-properties officeooo:rsid="00217d1a" officeooo:paragraph-rsid="00217d1a"/>
    </style:style>
    <style:style style:name="P20" style:family="paragraph" style:parent-style-name="Standard">
      <style:paragraph-properties fo:text-align="start" style:justify-single-word="false"/>
      <style:text-properties fo:font-weight="bold" officeooo:rsid="00217d1a" officeooo:paragraph-rsid="00429ba9" style:font-weight-asian="bold" style:font-weight-complex="bold"/>
    </style:style>
    <style:style style:name="P21" style:family="paragraph" style:parent-style-name="Standard">
      <style:paragraph-properties fo:text-align="start" style:justify-single-word="false"/>
      <style:text-properties officeooo:rsid="002b90d0" officeooo:paragraph-rsid="00429ba9"/>
    </style:style>
    <style:style style:name="P22" style:family="paragraph" style:parent-style-name="Standard">
      <style:paragraph-properties fo:text-align="start" style:justify-single-word="false"/>
      <style:text-properties officeooo:rsid="0025799c" officeooo:paragraph-rsid="00429ba9"/>
    </style:style>
    <style:style style:name="P23" style:family="paragraph" style:parent-style-name="Standard">
      <style:paragraph-properties fo:text-align="start" style:justify-single-word="false"/>
      <style:text-properties officeooo:rsid="002ddeb3" officeooo:paragraph-rsid="00429ba9"/>
    </style:style>
    <style:style style:name="T1" style:family="text">
      <style:text-properties fo:font-weight="bold" style:font-weight-asian="bold" style:font-weight-complex="bold"/>
    </style:style>
    <style:style style:name="T2" style:family="text">
      <style:text-properties fo:font-weight="bold" officeooo:rsid="00258afd" style:font-weight-asian="bold" style:font-weight-complex="bold"/>
    </style:style>
    <style:style style:name="T3" style:family="text">
      <style:text-properties fo:font-weight="bold" officeooo:rsid="00429ba9" style:font-weight-asian="bold"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font-weight="bold" officeooo:rsid="003e4782" fo:background-color="transparent" loext:char-shading-value="0" style:font-weight-asian="bold" style:font-weight-complex="bold"/>
    </style:style>
    <style:style style:name="T6" style:family="text">
      <style:text-properties fo:font-weight="bold" officeooo:rsid="00307ff4" fo:background-color="transparent" loext:char-shading-value="0" style:font-weight-asian="bold" style:font-weight-complex="bold"/>
    </style:style>
    <style:style style:name="T7" style:family="text">
      <style:text-properties officeooo:rsid="00221887"/>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21887" style:font-weight-asian="normal" style:font-weight-complex="normal"/>
    </style:style>
    <style:style style:name="T12" style:family="text">
      <style:text-properties style:text-underline-style="none" fo:font-weight="normal" officeooo:rsid="0025799c" style:font-weight-asian="normal" style:font-weight-complex="normal"/>
    </style:style>
    <style:style style:name="T13" style:family="text">
      <style:text-properties style:text-underline-style="none" fo:font-weight="normal" officeooo:rsid="00258afd" style:font-weight-asian="normal" style:font-weight-complex="normal"/>
    </style:style>
    <style:style style:name="T14" style:family="text">
      <style:text-properties style:text-underline-style="none" fo:font-weight="normal" officeooo:rsid="002700c2" style:font-weight-asian="normal" style:font-weight-complex="normal"/>
    </style:style>
    <style:style style:name="T15" style:family="text">
      <style:text-properties style:text-underline-style="none" fo:font-weight="normal" officeooo:rsid="00290944" style:font-weight-asian="normal" style:font-weight-complex="normal"/>
    </style:style>
    <style:style style:name="T16" style:family="text">
      <style:text-properties style:text-underline-style="none" fo:font-weight="normal" officeooo:rsid="00436558" style:font-weight-asian="normal" style:font-weight-complex="normal"/>
    </style:style>
    <style:style style:name="T17" style:family="text">
      <style:text-properties officeooo:rsid="0022f505"/>
    </style:style>
    <style:style style:name="T18" style:family="text">
      <style:text-properties officeooo:rsid="00236fc2"/>
    </style:style>
    <style:style style:name="T19" style:family="text">
      <style:text-properties officeooo:rsid="00249dd0"/>
    </style:style>
    <style:style style:name="T20" style:family="text">
      <style:text-properties officeooo:rsid="0025799c"/>
    </style:style>
    <style:style style:name="T21" style:family="text">
      <style:text-properties officeooo:rsid="002779db"/>
    </style:style>
    <style:style style:name="T22" style:family="text">
      <style:text-properties officeooo:rsid="002ad827"/>
    </style:style>
    <style:style style:name="T23" style:family="text">
      <style:text-properties officeooo:rsid="002b29c5"/>
    </style:style>
    <style:style style:name="T24" style:family="text">
      <style:text-properties officeooo:rsid="002b90d0"/>
    </style:style>
    <style:style style:name="T25" style:family="text">
      <style:text-properties officeooo:rsid="002cbc17"/>
    </style:style>
    <style:style style:name="T26" style:family="text">
      <style:text-properties officeooo:rsid="002ddeb3"/>
    </style:style>
    <style:style style:name="T27" style:family="text">
      <style:text-properties officeooo:rsid="002fba12"/>
    </style:style>
    <style:style style:name="T28" style:family="text">
      <style:text-properties officeooo:rsid="00307d4c"/>
    </style:style>
    <style:style style:name="T29" style:family="text">
      <style:text-properties officeooo:rsid="003083e9"/>
    </style:style>
    <style:style style:name="T30" style:family="text">
      <style:text-properties officeooo:rsid="0030e8a2"/>
    </style:style>
    <style:style style:name="T31" style:family="text">
      <style:text-properties officeooo:rsid="003b43d5"/>
    </style:style>
    <style:style style:name="T32" style:family="text">
      <style:text-properties officeooo:rsid="003bc61a"/>
    </style:style>
    <style:style style:name="T33" style:family="text">
      <style:text-properties officeooo:rsid="003fb71b"/>
    </style:style>
    <style:style style:name="T34" style:family="text">
      <style:text-properties officeooo:rsid="00429ba9"/>
    </style:style>
    <style:style style:name="T35" style:family="text">
      <style:text-properties officeooo:rsid="004365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text:c="2"/>CURA Profile Creation and Revision Process <text:s/></text:p>
      <text:p text:style-name="P1"/>
      <text:p text:style-name="P1">Using either, the <text:span text:style-name="T28">completed </text:span>New Material Testing Report OR sample models of prints using the current profile associated with the filament, make a Slice Plan indicating the needed improvements and the estimated changes to fix them. </text:p>
      <text:p text:style-name="P1"/>
      <text:p text:style-name="P3">SLICE PLAN TEMPLATE <text:span text:style-name="T10"><text:s/></text:span><text:span text:style-name="T11">(please save in appropriate filament folder with other testing documents) </text:span></text:p>
      <text:p text:style-name="P1">Filament Type: </text:p>
      <text:p text:style-name="P1">General Assessment: </text:p>
      <text:p text:style-name="P1">Cosmetic Notes: </text:p>
      <text:p text:style-name="P1">Structural Notes: </text:p>
      <text:p text:style-name="P1">Other Notes: </text:p>
      <text:p text:style-name="P6"><text:span text:style-name="T27">Slice Setting Expectations</text:span>: </text:p>
      <text:p text:style-name="P1"/>
      <text:p text:style-name="P15"><text:span text:style-name="T4">PLEASE REMEMBER TO FILL OUT </text:span><text:span text:style-name="T5">YOUR </text:span><text:span text:style-name="T4">Printing Log AFTER EVERY FINISHED </text:span><text:span text:style-name="T6">AND</text:span><text:span text:style-name="T4"> FAILED PRINT!!</text:span></text:p>
      <text:p text:style-name="P7"/>
      <text:p text:style-name="P7"><text:span text:style-name="T9">TESTING PROCEDURE</text:span> </text:p>
      <text:p text:style-name="P7"/>
      <text:p text:style-name="P7">Begin with model #1, making edits and notes for every failed print and setting change in <text:span text:style-name="T35">your personal</text:span> Printer Log. When you are satisfied <text:span text:style-name="T29">with the quality of model #1,</text:span> move on to printing model #2 to confirm. <text:span text:style-name="T30">If model #2 passes, move on to model #3. </text:span>If <text:span text:style-name="T30">model #2</text:span> is unsatisfactory, <text:span text:style-name="T7">make SMALL setting revisions to improve. When you feel that model #2 is correct, take the newly edited profile and reprint model #1 with it to verify. If you find yourself making significant edits to the profile many models into the process, you MUST go back and reprint the previous test models with the new profile to verify it is still satisfactory for those models. </text:span></text:p>
      <text:p text:style-name="P7"/>
      <text:p text:style-name="P12"><text:span text:style-name="T9">HELPFUL DATA TIP! </text:span>When making setting edits after the start of the process, print a model after each change. DO NOT make multiple changes in between testing models, you will not be able to know which change is effecting your profile result<text:span text:style-name="T35">s.</text:span></text:p>
      <text:p text:style-name="P7"/>
      <text:p text:style-name="P7"/>
      <text:p text:style-name="P4"><text:span text:style-name="T21">TESTING STEPS</text:span><text:span text:style-name="T10"> </text:span></text:p>
      <text:p text:style-name="P16"><text:span text:style-name="T12">(</text:span><text:span text:style-name="T13">recommended </text:span><text:span text:style-name="T12">models found here: /home/aleph/shared-j/Documents/R&amp;D/material</text:span><text:span text:style-name="T16">-</text:span><text:span text:style-name="T12">testing/toolbox/test-stls/basic testing stls/)</text:span></text:p>
      <text:p text:style-name="P4"><text:span text:style-name="T13"><text:tab/>(*</text:span><text:span text:style-name="T14">what are we looking for?)</text:span></text:p>
      <text:p text:style-name="P2"/>
      <text:p text:style-name="P7"><text:span text:style-name="T3">1</text:span><text:span text:style-name="T1">) Average Model (recommended model: benchy)</text:span></text:p>
      <text:p text:style-name="P9"><text:tab/>*<text:span text:style-name="T25">Varied Shape and Size - </text:span>This <text:span text:style-name="T18">test requires</text:span> a variety of geometric shapes AND sizes,making it <text:span text:style-name="T35">a</text:span></text:p>
      <text:p text:style-name="P9"><text:tab/>helpful <text:span text:style-name="T35">place to start.</text:span></text:p>
      <text:p text:style-name="P18"><text:span text:style-name="T3"/></text:p>
      <text:p text:style-name="P18"><text:span text:style-name="T3">2</text:span><text:span text:style-name="T1">) Bridging Test (recommended model: bridging) </text:span><text:span text:style-name="T2">(*bridging)</text:span></text:p>
      <text:p text:style-name="P18"><text:tab/>*<text:span text:style-name="T25">Bridging - </text:span>This will test its bridging and help you find the appropriate printing temps and fan</text:p>
      <text:p text:style-name="P18"><text:tab/>settings.</text:p>
      <text:p text:style-name="P18"><text:tab/><text:tab/>(<text:span text:style-name="T25">tip</text:span>: this is also a good model to help find out if your filament is wet, water=<text:span text:style-name="T34">stringing, <text:tab/><text:tab/><text:tab/></text:span>bad bridging and weak <text:span text:style-name="T22">layer </text:span>adhesion)</text:p>
      <text:p text:style-name="P18"/>
      <text:p text:style-name="P7"><text:span text:style-name="T3">3</text:span><text:span text:style-name="T1">) </text:span><text:span text:style-name="T2">Fine Detail (recommended model: spikes)</text:span></text:p>
      <text:p text:style-name="P8"><text:soft-page-break/><text:tab/>*<text:span text:style-name="T24">Fine Detail, Stringing, Retraction - This test will make sure your retraction settings and fine </text:span></text:p>
      <text:p text:style-name="P13"><text:tab/>details print appropriately. </text:p>
      <text:p text:style-name="P18"/>
      <text:p text:style-name="P20">4) <text:span text:style-name="T18">Full Build Volume Infill (recommended model: flat-square) (increase model size to full build plate size)</text:span></text:p>
      <text:p text:style-name="P18"><text:tab/>*<text:span text:style-name="T26">Full Build Volume - This test is to ensure that the fan and print temp are balanced enough to</text:span></text:p>
      <text:p text:style-name="P23"><text:tab/>print the full print volume area that is capable by the machine. </text:p>
      <text:p text:style-name="P18"/>
      <text:p text:style-name="P20"><text:span text:style-name="T34">5</text:span>) Delicate Design Model (recommended model: spiral)</text:p>
      <text:p text:style-name="P18"><text:tab/>*<text:span text:style-name="T26">Stringing, Thin Structure Accuracy and Overhang - </text:span>This <text:span text:style-name="T18">test</text:span> doesn’t need to be small, it just <text:tab/>needs to have a <text:span text:style-name="T33">t</text:span>hinner, taller build so you can verify that the print will remain on the bed and <text:tab/>not warp up on <text:span text:style-name="T17">thinner overhang</text:span> areas. </text:p>
      <text:p text:style-name="P18"/>
      <text:p text:style-name="P20"><text:span text:style-name="T34">6</text:span>) <text:span text:style-name="T19">Fit/Swell/Shrink (recommended model: negative space)</text:span></text:p>
      <text:p text:style-name="P18"><text:tab/>*<text:span text:style-name="T24">Workability, Geometric Accuracy - This test is to assess how much this material swells or </text:span></text:p>
      <text:p text:style-name="P21"><text:tab/>shrinks during printing and how it will fit into itself if used to print a complex part.</text:p>
      <text:p text:style-name="P18"><text:tab/><text:tab/><text:span text:style-name="T20">EXTRA! - for further fit testing you can also use the gears.stl to test workability when </text:span></text:p>
      <text:p text:style-name="P22"><text:tab/><text:tab/>printed together and bolt.stl and screw.stl when printed separate.</text:p>
      <text:p text:style-name="P18"/>
      <text:p text:style-name="P2"><text:span text:style-name="T34">7</text:span>) <text:span text:style-name="T23">Support (recommended model: for high detail – elf-bust.stl; for low detail – bunny.stl)</text:span></text:p>
      <text:p text:style-name="P8"><text:tab/>*<text:span text:style-name="T23">Support - This test is to set support settings. (NOTE: you do not need to reprint previous </text:span></text:p>
      <text:p text:style-name="P14"><text:tab/>models for support setting changes)</text:p>
      <text:p text:style-name="P8"/>
      <text:p text:style-name="P2">8) <text:span text:style-name="T23">Spiral vase (recommended model: splatbag.stl)</text:span></text:p>
      <text:p text:style-name="P7"><text:tab/>*<text:span text:style-name="T23">Spiralize - This test is to test the spiralize outer contour setting.</text:span></text:p>
      <text:p text:style-name="P7"/>
      <text:p text:style-name="P11">9) Retraction Torture Test (recommended model: eiffel-tower.stl)</text:p>
      <text:p text:style-name="P11"><text:tab/>*Strip Out Test - <text:span text:style-name="T8">OPTIONAL</text:span>: Use this if there is a concern for material strip-outs or errors in </text:p>
      <text:p text:style-name="P11"><text:tab/>high detail accuracy. </text:p>
      <text:p text:style-name="P10"/>
      <text:p text:style-name="P10"/>
      <text:p text:style-name="P10"/>
      <text:p text:style-name="P17">You have completed the Profile Testing Process. <text:span text:style-name="T32">S</text:span>ubmit your completed profile on Code.alephobjects.com and wait for feedback from <text:span text:style-name="T31">larger group testing and refer to the Profile Feedback Checklist for details on those ticket erro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1:32:15.187417345</meta:creation-date>
    <dc:date>2019-08-13T13:55:15.022293636</dc:date>
    <meta:editing-duration>PT5H58M16S</meta:editing-duration>
    <meta:editing-cycles>24</meta:editing-cycles>
    <meta:generator>LibreOffice/5.2.7.2$Linux_X86_64 LibreOffice_project/20m0$Build-2</meta:generator>
    <meta:document-statistic meta:table-count="0" meta:image-count="0" meta:object-count="0" meta:page-count="2" meta:paragraph-count="45" meta:word-count="630" meta:character-count="3977" meta:non-whitespace-character-count="3336"/>
  </office:meta>
</office:document-meta>
</file>